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378" calcext:value-type="float">
            <text:p>1378</text:p>
          </table:table-cell>
          <table:table-cell table:style-name="ce7" table:formula="of:=COUNTIF([.B7:.B999998];&quot;X&quot;)" office:value-type="float" office:value="1192" calcext:value-type="float">
            <text:p>1192</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91" calcext:value-type="float">
            <text:p>91</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1" calcext:value-type="float">
            <text:p>161</text:p>
          </table:table-cell>
          <table:table-cell table:style-name="ce25" table:formula="of:=SUM([.B2:.F2])" office:value-type="float" office:value="1467" calcext:value-type="float">
            <text:p>146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5">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3" table:number-rows-repeated="33">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9-20">00/00/0000</text:date>, <text:time style:data-style-name="N2" text:time-value="19:45:37.33263864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9-20T19:46:21.511074155</dc:date>
    <meta:editing-duration>P1DT11H44M54S</meta:editing-duration>
    <meta:editing-cycles>1367</meta:editing-cycles>
    <meta:document-statistic meta:table-count="1" meta:cell-count="8320" meta:object-count="0"/>
  </office:meta>
</office:document-meta>
</file>